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List_20_Paragraph" style:list-style-name="L1">
      <style:text-properties fo:language="en" fo:country="US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nstall server run scripts</text:h>
      <text:list xml:id="list35474161" text:style-name="L1">
        <text:list-item>
          <text:p text:style-name="P3">D<text:span text:style-name="T1">ownload and extract the BW4T2Server.zip to any directory on your hard drive. We refer to this directory as the &lt;SERVER&gt; directory.</text:span></text:p>
        </text:list-item>
        <text:list-item>
          <text:p text:style-name="P4">On OSX set execute rights for .sh files as follows:</text:p>
          <text:list>
            <text:list-item>
              <text:p text:style-name="P2">open a terminal</text:p>
            </text:list-item>
            <text:list-item>
              <text:p text:style-name="P2">go to the unzipped folder</text:p>
            </text:list-item>
            <text:list-item>
              <text:p text:style-name="P1"><text:span text:style-name="T1">execute </text:span><text:span text:style-name="T2">chmod 777 BW4TServer.sh.command</text:span></text:p>
            </text:list-item>
            <text:list-item>
              <text:p text:style-name="P2">close the termina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6T11:06:16</meta:creation-date>
    <dc:date>2013-08-27T15:51:14.30</dc:date>
    <meta:editing-duration>PT23M58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56" meta:character-count="317"/>
  </office:meta>
</office:document-meta>
</file>